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fo:font-weight="bold" style:font-weight-asian="bold" style:font-name-complex="Comic Sans MS" style:font-weight-complex="bold"/>
    </style:style>
    <style:style style:name="P3" style:family="paragraph" style:parent-style-name="Standard">
      <style:text-properties style:font-name="Comic Sans MS" style:font-name-complex="Comic Sans MS"/>
    </style:style>
    <style:style style:name="P4" style:family="paragraph" style:parent-style-name="Standard">
      <style:paragraph-properties fo:text-align="justify" style:justify-single-word="false"/>
      <style:text-properties style:font-name="Comic Sans MS" style:font-name-complex="Comic Sans MS"/>
    </style:style>
    <style:style style:name="P5" style:family="paragraph" style:parent-style-name="Standard">
      <style:text-properties style:font-name="Comic Sans MS" style:font-name-asian="Comic Sans MS" style:font-name-complex="Comic Sans MS"/>
    </style:style>
    <style:style style:name="P6" style:family="paragraph" style:parent-style-name="Standard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0mm" fo:margin-right="0mm" fo:text-align="center" style:justify-single-word="false" fo:text-indent="12.7mm" style:auto-text-indent="false"/>
    </style:style>
    <style:style style:name="P9" style:family="paragraph" style:parent-style-name="Standard">
      <style:paragraph-properties fo:margin-top="0mm" fo:margin-bottom="2.12mm" loext:contextual-spacing="false"/>
    </style:style>
    <style:style style:name="P10" style:family="paragraph" style:parent-style-name="Standard">
      <style:paragraph-properties fo:margin-top="0mm" fo:margin-bottom="2.12mm" loext:contextual-spacing="false"/>
      <style:text-properties style:font-name="Comic Sans MS" style:font-name-complex="Comic Sans MS"/>
    </style:style>
    <style:style style:name="P11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3" style:family="text">
      <style:text-properties style:font-name="Comic Sans MS" fo:font-weight="bold" style:font-weight-asian="bold" style:font-name-complex="Comic Sans MS"/>
    </style:style>
    <style:style style:name="T4" style:family="text">
      <style:text-properties style:font-name="Comic Sans MS" fo:font-weight="bold" style:font-weight-asian="bold" style:font-name-complex="Comic Sans MS" style:font-weight-complex="bold"/>
    </style:style>
    <style:style style:name="T5" style:family="text">
      <style:text-properties style:font-name="Comic Sans MS" style:font-name-complex="Comic Sans MS"/>
    </style:style>
    <style:style style:name="T6" style:family="text">
      <style:text-properties style:font-name="Comic Sans MS" style:font-name-asian="Comic Sans MS" style:font-name-complex="Comic Sans MS"/>
    </style:style>
    <style:style style:name="T7" style:family="text">
      <style:text-properties style:font-name="Comic Sans MS" fo:language="en" fo:country="US" style:text-underline-style="solid" style:text-underline-width="auto" style:text-underline-color="font-color" fo:font-weight="bold" style:font-weight-asian="bold" style:font-name-complex="Comic Sans MS"/>
    </style:style>
    <style:style style:name="T8" style:family="text">
      <style:text-properties style:font-name="Comic Sans MS" fo:language="en" fo:country="US" style:font-name-complex="Comic Sans M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ΑΙΤΗΣΗ<text:tab/></text:span><text:span text:style-name="T3"><text:tab/><text:tab/><text:tab/><text:tab/><text:tab/><text:tab/><text:tab/></text:span></text:p>
      <text:p text:style-name="P1"/>
      <text:p text:style-name="P3">Επώνυμο…………………………………………………………………</text:p>
      <text:p text:style-name="P3">Όνομα…………………………………………………………………….</text:p>
      <text:p text:style-name="P3">Πατρώνυμο……………………………………………………………</text:p>
      <text:p text:style-name="P3">Κλάδος……………………………………………………………………</text:p>
      <text:p text:style-name="P3">Οργανική Θέση……………………………………………………..</text:p>
      <text:p text:style-name="P5">…………………………………………………………………………………</text:p>
      <text:p text:style-name="P3">Θέση που υπηρετώ……………………………………………….</text:p>
      <text:p text:style-name="P5">…………………………………………………………………………………</text:p>
      <text:p text:style-name="P3">Δ/νση κατοικίας……………………………………………………</text:p>
      <text:p text:style-name="P5">…………………………………………………………………………………</text:p>
      <text:p text:style-name="P3">Τηλέφωνο………………………………………………………………</text:p>
      <text:p text:style-name="Standard"><text:span text:style-name="T6">………………………………………………………………………………</text:span><text:span text:style-name="T5">..</text:span></text:p>
      <text:p text:style-name="P3"/>
      <text:p text:style-name="P3"/>
      <text:p text:style-name="P3"/>
      <text:p text:style-name="P7"><text:span text:style-name="T5">ΘΕΜΑ: Χορήγηση </text:span><text:span text:style-name="T2">9μηνης</text:span><text:span text:style-name="T5"> άδειας</text:span><text:span text:style-name="T3"> </text:span><text:span text:style-name="T2">ανατροφής παιδιού για γυναίκες.</text:span></text:p>
      <text:p text:style-name="P6"/>
      <text:p text:style-name="P3"/>
      <text:p text:style-name="P3"/>
      <text:p text:style-name="P3"/>
      <text:p text:style-name="P3"/>
      <text:p text:style-name="P3">Ημερομηνία:…………………………………………..</text:p>
      <text:p text:style-name="P3"/>
      <text:p text:style-name="P8"><text:soft-page-break/><text:span text:style-name="T6">………… </text:span><text:span text:style-name="T5">Αιτ……………………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ΠΡΟΣ</text:p>
      <text:p text:style-name="P1"/>
      <text:p text:style-name="P3"/>
      <text:p text:style-name="P3">Την Διεύθυνση <text:s text:c="2"/>Δ.Ε. Ν. Ηρακλείου.</text:p>
      <text:p text:style-name="P3">(Δια του κ. Δ/ντή του………………………………………….</text:p>
      <text:p text:style-name="Standard"><text:span text:style-name="T6">………………………………………………………………………………</text:span><text:span text:style-name="T5">.)</text:span></text:p>
      <text:p text:style-name="Standard"><text:span text:style-name="T5">Παρακαλώ να μου χορηγήσετε </text:span><text:span text:style-name="T2">9μηνη</text:span><text:span text:style-name="T5"> άδεια</text:span><text:span text:style-name="T2"> ανατροφής παιδιού</text:span><text:span text:style-name="T7"> </text:span><text:span text:style-name="T2">για γυναίκες Βάσει του άρθρου 53 του Ν.3528/9-02-2007,ΦΕΚ26 τ. Α'</text:span></text:p>
      <text:p text:style-name="P4">από………………………………..μέχρι……………………………..σύμφωνα με τα δικαιολογητικά που επισυνάπτω.</text:p>
      <text:p text:style-name="P3"><text:soft-page-break/>Μαζί υποβάλλω:</text:p>
      <text:p text:style-name="P9"><text:span text:style-name="T8">1</text:span><text:span text:style-name="T5">)</text:span><text:span text:style-name="T8"> </text:span><text:span text:style-name="T4">Ληξιαρχική πράξη γέννησης του παιδιού.</text:span></text:p>
      <text:p text:style-name="P9"><text:span text:style-name="T8">2</text:span><text:span text:style-name="T5">) </text:span><text:span text:style-name="T4">Πιστοποιητικό οικογενειακής κατάστασης</text:span><text:span text:style-name="T5">.</text:span></text:p>
      <text:p text:style-name="P9"><text:span text:style-name="T8">3</text:span><text:span text:style-name="T5">)</text:span><text:span text:style-name="T8"> </text:span><text:span text:style-name="T4">Υπεύθυνη δήλωση </text:span><text:span text:style-name="T5">ότι</text:span><text:span text:style-name="T8">:</text:span><text:span text:style-name="T5"><text:line-break/>α</text:span><text:span text:style-name="T8">)</text:span><text:span text:style-name="T5"> δε θα κάνω χρήση μειωμένου ωραρίου στο μέλλον</text:span><text:span text:style-name="T8"> </text:span><text:span text:style-name="T5">για το ίδιο παιδί<text:line-break/>β) δεν έχω κάνει χρήση μειωμένου ωραρίου για το ίδιο παιδί <text:line-break/>γ) δεν έχω κάνει χρήση εννιάμμηνου ή μειωμένου ωραρίου σε άλλο φορέα του Δημοσίου για το ίδιο παιδί .<text:line-break/>δ</text:span><text:span text:style-name="T8">) </text:span><text:span text:style-name="T5">η χρήση του 9μηνου για το συγκεκριμένο παιδί θα γίνει από εμένα και όχι από τον σύζυγο (εφόσον δικαιούται και ο σύζυγος, εάν δεν δικαιούται να αναφερθεί).</text:span></text:p>
      <text:p text:style-name="Standard"><text:span text:style-name="T8">4</text:span><text:span text:style-name="T5">)</text:span><text:span text:style-name="T8"> </text:span><text:span text:style-name="T4">Εφόσον δικαιούται και ο σύζυγος</text:span><text:span text:style-name="T5"> άδεια ανατροφής τέκνου, </text:span><text:span text:style-name="T4">υπεύθυνη δήλωση του</text:span><text:span text:style-name="T5"> </text:span><text:span text:style-name="T4">συζύγου</text:span><text:span text:style-name="T5"> ότι: </text:span></text:p>
      <text:p text:style-name="Standard"><text:span text:style-name="T8">a) </text:span><text:span text:style-name="T5">δεν έχει κάνει χρήση μειωμένου ωραρίου ή άδειας εννέα μηνών στο παρελθόν για το ίδιο παιδί ούτε θα κάνει στο μέλλον για το ίδιο παιδί. </text:span></text:p>
      <text:p text:style-name="P3">β) η χρήση του 9μηνου για το συγκεκριμένο παιδί θα γίνει από την σύζυγο.</text:p>
      <text:p text:style-name="P10">γ) δε βρίσκεται σε άδεια άνευ αποδοχών για ανατροφή παιδιού στο ίδιο χρονικό διάστημα.</text:p>
      <text:p text:style-name="P9"><text:span text:style-name="T8">5</text:span><text:span text:style-name="T5">)</text:span><text:span text:style-name="T4">Άδεια λοχείας.</text:span></text:p>
      <text:p text:style-name="P9"><text:span text:style-name="T8">6</text:span><text:span text:style-name="T5">)</text:span><text:span text:style-name="T4">Πράξη ανάληψης Υπηρεσίας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" style:display-name="Προεπιλεγμένη γραμματοσειρά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5.01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5T10:42:00</meta:creation-date>
    <dc:creator>2g2</dc:creator>
    <dc:date>2008-03-21T13:51:00</dc:date>
    <meta:print-date>2011-11-22T15:59:00</meta:print-date>
    <meta:editing-cycles>19</meta:editing-cycles>
    <meta:editing-duration>PT3H</meta:editing-duration>
    <meta:document-statistic meta:table-count="0" meta:image-count="0" meta:object-count="0" meta:page-count="3" meta:paragraph-count="32" meta:word-count="224" meta:character-count="1756" meta:non-whitespace-character-count="1551"/>
    <meta:generator>LibreOffice/5.2.7.2$Linux_X86_64 LibreOffice_project/20m0$Build-2</meta:generator>
  </office:meta>
</office:document-meta>
</file>